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7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fo:color="#c9211e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 fo:color="#c9211e"/>
    </style:style>
    <style:style style:name="T9" style:family="text">
      <style:text-properties style:font-name="Liberation Sans Narrow" fo:font-size="10pt" fo:font-weight="normal" style:font-size-asian="10pt" style:font-size-complex="10pt" style:font-weight-asian="normal" style:font-weight-complex="normal"/>
    </style:style>
    <style:style style:name="T10" style:family="text">
      <style:text-properties style:font-name="Liberation Sans Narrow" fo:font-size="10pt" fo:font-weight="normal" style:font-size-asian="10pt" style:font-size-complex="10pt" style:font-weight-asian="normal" style:font-weight-complex="normal" style:use-window-font-color="true" style:letter-kerning="true" fo:language="en" fo:country="US" style:language-asian="hi" style:country-asian="IN" style:font-name-asian="Lohit Devanagari"/>
    </style:style>
    <style:style style:name="T11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style:use-window-font-color="tru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2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fo:language="en" fo:country="US" style:text-line-through-mode="continuous" style:letter-kerning="true" fo:text-shadow="none" style:text-outline="false" fo:font-style="normal" style:text-line-through-type="none" fo:font-weight="normal" fo:font-size="10pt" style:text-overline-style="none" style:text-overline-color="font-color" fo:color="#3465a4" style:text-underline-style="solid" style:text-underline-width="auto" style:text-underline-color="font-color"/>
    </style:style>
    <style:style style:name="T13" style:family="text">
      <style:text-properties style:font-name="Liberation Sans Narrow" style:language-asian="hi" style:country-asian="IN" style:font-weight-complex="normal" style:font-weight-asian="normal" style:font-size-complex="10pt" style:font-size-asian="10pt" style:font-name-asian="Lohit Devanagari" fo:language="en" fo:country="US" style:letter-kerning="true" fo:font-weight="normal" fo:font-size="10pt" style:use-window-font-color="true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table:style-name="ce2" office:value-type="string" calcext:value-type="string">
            <text:p>15-21/2</text:p>
          </table:table-cell>
          <table:table-cell table:style-name="ce2"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table:style-name="ce2" office:value-type="string" calcext:value-type="string">
            <text:p>22-28/2</text:p>
          </table:table-cell>
          <table:table-cell table:style-name="ce2"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office:value-type="string" calcext:value-type="string">
            <text:p>1/3-7/3</text:p>
          </table:table-cell>
          <table:table-cell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office:value-type="string" calcext:value-type="string">
            <text:p>8/3-14/3</text:p>
          </table:table-cell>
          <table:table-cell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</text:span></text:p>
            <text:p><text:span text:style-name="T1">1)How to handle the issue of turning off the Citus cluster (problem: Citus coord tries to start but worker 2 is down because of stateful set definition → recovers after several pod restarts ~= 5-10, which means a couple of minutes ~= 10) → </text:span><text:span text:style-name="T4">probably will ask Marcos from Citus</text:span></text:p>
            <text:p><text:span text:style-name="T1">2)Should we use external storage for the persistent volumes →</text:span><text:span text:style-name="T4"> yes, try to deploy it with external disks</text:span></text:p>
            <text:p><text:span text:style-name="T1">        Local cannot be used from other pods (ok for our case)</text:span></text:p>
            <text:p><text:span text:style-name="T1">        Recovery after node failure (apply Citus shards replication)</text:span></text:p>
            <text:p><text:span text:style-name="T5">3)</text:span><text:span text:style-name="T6">Citus coordinator with control plane on the same node? </text:span><text:span text:style-name="T7">→ </text:span><text:span text:style-name="T8">probably will ask Marcos from Citus</text:span></text:p>
            <text:p><text:span text:style-name="T1">4)See python issue </text:span><text:span text:style-name="T1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</table:table-row>
        <table:table-row table:style-name="ro6">
          <table:table-cell office:value-type="string" calcext:value-type="string">
            <text:p>15/3-21/3</text:p>
          </table:table-cell>
          <table:table-cell office:value-type="string" calcext:value-type="string">
            <text:p>Literature, mainly read the 2 reviews for auto-scaling techniques and wrote the corresponding report</text:p>
          </table:table-cell>
        </table:table-row>
        <table:table-row table:style-name="ro7">
          <table:table-cell office:value-type="string" calcext:value-type="string">
            <text:p>22/3-28/3</text:p>
          </table:table-cell>
          <table:table-cell table:style-name="ce5" office:value-type="string" calcext:value-type="string">
            <text:p>Started Python implementation:</text:p>
            <text:p>1) Create handmade solution for scaling in/out the cluster</text:p>
            <text:p/>
            <text:p>File: autoscaling/Azure.py, CitusCluster.py, K8sCluster.py</text:p>
            <text:p>2) Literature:</text:p>
            <text:p><text:span text:style-name="T9">    - </text:span><text:span text:style-name="T10">K8S Heapster (default period 60 seconds, recommended &gt; 15 seconds)</text:span></text:p>
            <text:p><text:span text:style-name="T11">    - </text:span><text:span text:style-name="T12"><text:a xlink:href="https://distrinet.cs.kuleuven.be/software/scalar/?about" xlink:type="simple">Scalar</text:a></text:span><text:span text:style-name="T13">: Scalar is a fully distributed, extensible load testing tool, implemented in Java, that can generate high request volumes using multiple coordinated nodes</text:span></text:p>
          </table:table-cell>
        </table:table-row>
        <table:table-row table:style-name="ro8">
          <table:table-cell office:value-type="string" calcext:value-type="string">
            <text:p>29/3-4/4</text:p>
          </table:table-cell>
          <table:table-cell office:value-type="string" calcext:value-type="string">
            <text:p>Started Developing Monitoring phase:</text:p>
            <text:p>File: autoscaling/Azure.py</text:p>
            <text:p><text:span text:style-name="T14">Started Developing Auto-scaling Daemon:</text:span></text:p>
            <text:p><text:span text:style-name="T14">File: autoscaling/AutoscalingDaemon.py, utils.py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2:49:42.692507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30T12:50:22.425620454</dc:date>
    <meta:editing-duration>PT3H26M16S</meta:editing-duration>
    <meta:editing-cycles>17</meta:editing-cycles>
    <meta:generator>LibreOffice/6.4.6.2$Linux_X86_64 LibreOffice_project/40$Build-2</meta:generator>
    <meta:document-statistic meta:table-count="1" meta:cell-count="16" meta:object-count="0"/>
  </office:meta>
</office:document-meta>
</file>